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1.562cm"/>
    </style:style>
    <style:style style:name="gr6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864cm" fo:min-width="2.564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11.587cm" svg:y1="7.038cm" svg:x2="13.5cm" svg:y2="0.5cm">
          <text:p/>
        </draw:line>
        <draw:line draw:style-name="gr1" draw:layer="layout" svg:x1="11.938cm" svg:y1="4.826cm" svg:x2="13cm" svg:y2="0.5cm">
          <text:p/>
        </draw:line>
        <draw:line draw:style-name="gr1" draw:layer="layout" svg:x1="12.1cm" svg:y1="2.593cm" svg:x2="12.6cm" svg:y2="0.5cm">
          <text:p/>
        </draw:line>
        <draw:frame draw:style-name="gr4" draw:text-style-name="P1" draw:layer="layout" svg:width="0.82cm" svg:height="0.962cm" svg:x="4.7cm" svg:y="1cm">
          <draw:text-box>
            <text:p><text:span text:style-name="T1">c</text:span></text:p>
          </draw:text-box>
        </draw:frame>
        <draw:frame draw:style-name="gr5" draw:layer="layout" svg:width="2.062cm" svg:height="0.962cm" svg:x="8.2cm" svg:y="2.5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3.064cm" svg:height="1.114cm" svg:x="13.438cm" svg:y="1.538cm">
          <draw:text-box>
            <text:p>&lt; <text:span text:style-name="T1">r</text:span><text:span text:style-name="T2">1</text:span>,H<text:span text:style-name="T3">1,</text:span><text:span text:style-name="T2">k </text:span>&gt;</text:p>
          </draw:text-box>
        </draw:frame>
        <draw:frame draw:style-name="gr6" draw:layer="layout" svg:width="3.064cm" svg:height="1.114cm" svg:x="13.238cm" svg:y="3.738cm">
          <draw:text-box>
            <text:p>&lt; <text:span text:style-name="T1">r</text:span><text:span text:style-name="T2">2</text:span>,H<text:span text:style-name="T3">2,</text:span><text:span text:style-name="T2">k </text:span>&gt;</text:p>
          </draw:text-box>
        </draw:frame>
        <draw:frame draw:style-name="gr6" draw:layer="layout" svg:width="3.064cm" svg:height="1.114cm" svg:x="12.838cm" svg:y="5.938cm">
          <draw:text-box>
            <text:p>&lt; <text:span text:style-name="T1">r</text:span><text:span text:style-name="T2">3</text:span>,H<text:span text:style-name="T3">3,</text:span><text:span text:style-name="T2">k </text:span>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3M58S</meta:editing-duration>
    <meta:editing-cycles>11</meta:editing-cycles>
    <meta:generator>LibreOffice/4.3.2.2$MacOSX_X86_64 LibreOffice_project/edfb5295ba211bd31ad47d0bad0118690f76407d</meta:generator>
    <meta:initial-creator>Alberto Montresor</meta:initial-creator>
    <dc:date>2014-12-02T09:17:41.602696000</dc:date>
    <meta:document-statistic meta:object-count="20"/>
  </office:meta>
</office:document-meta>
</file>